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impUserRegistryTests.createMessage( SimpMessageType type , String 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impUserRegistryTests.addOne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SimpUserRegistryTests.createMessage( SimpMessageType type , String sessionId , String subscriptionId , String destin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impUserRegistryTests.null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impUserRegistryTests.removeSession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faultSimpUserRegistryTests.addMultipleSession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SimpUserRegistryTests.findSubscri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